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5.6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5.1492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1.3972in"/>
    </style:style>
    <style:style style:name="co16" style:family="table-column">
      <style:table-column-properties fo:break-before="auto" style:column-width="2.2866in"/>
    </style:style>
    <style:style style:name="co17" style:family="table-column">
      <style:table-column-properties fo:break-before="auto" style:column-width="2.898in"/>
    </style:style>
    <style:style style:name="co18" style:family="table-column">
      <style:table-column-properties fo:break-before="auto" style:column-width="2.9409in"/>
    </style:style>
    <style:style style:name="co19" style:family="table-column">
      <style:table-column-properties fo:break-before="auto" style:column-width="2.2335in"/>
    </style:style>
    <style:style style:name="co20" style:family="table-column">
      <style:table-column-properties fo:break-before="auto" style:column-width="2.8445in"/>
    </style:style>
    <style:style style:name="co21" style:family="table-column">
      <style:table-column-properties fo:break-before="auto" style:column-width="2.8874in"/>
    </style:style>
    <style:style style:name="co22" style:family="table-column">
      <style:table-column-properties fo:break-before="auto" style:column-width="2.3402in"/>
    </style:style>
    <style:style style:name="co23" style:family="table-column">
      <style:table-column-properties fo:break-before="auto" style:column-width="1.6008in"/>
    </style:style>
    <style:style style:name="co24" style:family="table-column">
      <style:table-column-properties fo:break-before="auto" style:column-width="1.6437in"/>
    </style:style>
    <style:style style:name="co25" style:family="table-column">
      <style:table-column-properties fo:break-before="auto" style:column-width="4.3992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7618in"/>
    </style:style>
    <style:style style:name="co29" style:family="table-column">
      <style:table-column-properties fo:break-before="auto" style:column-width="1.1291in"/>
    </style:style>
    <style:style style:name="co30" style:family="table-column">
      <style:table-column-properties fo:break-before="auto" style:column-width="1.1717in"/>
    </style:style>
    <style:style style:name="co31" style:family="table-column">
      <style:table-column-properties fo:break-before="auto" style:column-width="1.772in"/>
    </style:style>
    <style:style style:name="co32" style:family="table-column">
      <style:table-column-properties fo:break-before="auto" style:column-width="4.0236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898in"/>
    </style:style>
    <style:style style:name="co35" style:family="table-column">
      <style:table-column-properties fo:break-before="auto" style:column-width="1.0862in"/>
    </style:style>
    <style:style style:name="co36" style:family="table-column">
      <style:table-column-properties fo:break-before="auto" style:column-width="1.2898in"/>
    </style:style>
    <style:style style:name="co37" style:family="table-column">
      <style:table-column-properties fo:break-before="auto" style:column-width="2.2016in"/>
    </style:style>
    <style:style style:name="co38" style:family="table-column">
      <style:table-column-properties fo:break-before="auto" style:column-width="1.3217in"/>
    </style:style>
    <style:style style:name="co39" style:family="table-column">
      <style:table-column-properties fo:break-before="auto" style:column-width="1.5472in"/>
    </style:style>
    <style:style style:name="co40" style:family="table-column">
      <style:table-column-properties fo:break-before="auto" style:column-width="1.5898in"/>
    </style:style>
    <style:style style:name="co41" style:family="table-column">
      <style:table-column-properties fo:break-before="auto" style:column-width="1.7291in"/>
    </style:style>
    <style:style style:name="co42" style:family="table-column">
      <style:table-column-properties fo:break-before="auto" style:column-width="5.75in"/>
    </style:style>
    <style:style style:name="co43" style:family="table-column">
      <style:table-column-properties fo:break-before="auto" style:column-width="1.5362in"/>
    </style:style>
    <style:style style:name="co44" style:family="table-column">
      <style:table-column-properties fo:break-before="auto" style:column-width="1.8902in"/>
    </style:style>
    <style:style style:name="co45" style:family="table-column">
      <style:table-column-properties fo:break-before="auto" style:column-width="2.3083in"/>
    </style:style>
    <style:style style:name="co46" style:family="table-column">
      <style:table-column-properties fo:break-before="auto" style:column-width="2.3618in"/>
    </style:style>
    <style:style style:name="co47" style:family="table-column">
      <style:table-column-properties fo:break-before="auto" style:column-width="2.6618in"/>
    </style:style>
    <style:style style:name="co48" style:family="table-column">
      <style:table-column-properties fo:break-before="auto" style:column-width="2.3299in"/>
    </style:style>
    <style:style style:name="co49" style:family="table-column">
      <style:table-column-properties fo:break-before="auto" style:column-width="2.3728in"/>
    </style:style>
    <style:style style:name="co50" style:family="table-column">
      <style:table-column-properties fo:break-before="auto" style:column-width="5.2244in"/>
    </style:style>
    <style:style style:name="co51" style:family="table-column">
      <style:table-column-properties fo:break-before="auto" style:column-width="2.1366in"/>
    </style:style>
    <style:style style:name="co52" style:family="table-column">
      <style:table-column-properties fo:break-before="auto" style:column-width="2.0618in"/>
    </style:style>
    <style:style style:name="co53" style:family="table-column">
      <style:table-column-properties fo:break-before="auto" style:column-width="2.4154in"/>
    </style:style>
    <style:style style:name="co54" style:family="table-column">
      <style:table-column-properties fo:break-before="auto" style:column-width="2.748in"/>
    </style:style>
    <style:style style:name="co55" style:family="table-column">
      <style:table-column-properties fo:break-before="auto" style:column-width="2.7909in"/>
    </style:style>
    <style:style style:name="co56" style:family="table-column">
      <style:table-column-properties fo:break-before="auto" style:column-width="2.1689in"/>
    </style:style>
    <style:style style:name="co57" style:family="table-column">
      <style:table-column-properties fo:break-before="auto" style:column-width="2.0291in"/>
    </style:style>
    <style:style style:name="co58" style:family="table-column">
      <style:table-column-properties fo:break-before="auto" style:column-width="2.1047in"/>
    </style:style>
    <style:style style:name="co59" style:family="table-column">
      <style:table-column-properties fo:break-before="auto" style:column-width="3.2728in"/>
    </style:style>
    <style:style style:name="co60" style:family="table-column">
      <style:table-column-properties fo:break-before="auto" style:column-width="1.9866in"/>
    </style:style>
    <style:style style:name="co61" style:family="table-column">
      <style:table-column-properties fo:break-before="auto" style:column-width="2.598in"/>
    </style:style>
    <style:style style:name="co62" style:family="table-column">
      <style:table-column-properties fo:break-before="auto" style:column-width="2.6409in"/>
    </style:style>
    <style:style style:name="co63" style:family="table-column">
      <style:table-column-properties fo:break-before="auto" style:column-width="1.9756in"/>
    </style:style>
    <style:style style:name="co64" style:family="table-column">
      <style:table-column-properties fo:break-before="auto" style:column-width="2.9626in"/>
    </style:style>
    <style:style style:name="co65" style:family="table-column">
      <style:table-column-properties fo:break-before="auto" style:column-width="3.5736in"/>
    </style:style>
    <style:style style:name="co66" style:family="table-column">
      <style:table-column-properties fo:break-before="auto" style:column-width="3.6165in"/>
    </style:style>
    <style:style style:name="co67" style:family="table-column">
      <style:table-column-properties fo:break-before="auto" style:column-width="2.9091in"/>
    </style:style>
    <style:style style:name="co68" style:family="table-column">
      <style:table-column-properties fo:break-before="auto" style:column-width="3.5201in"/>
    </style:style>
    <style:style style:name="co69" style:family="table-column">
      <style:table-column-properties fo:break-before="auto" style:column-width="3.5626in"/>
    </style:style>
    <style:style style:name="co70" style:family="table-column">
      <style:table-column-properties fo:break-before="auto" style:column-width="3.0161in"/>
    </style:style>
    <style:style style:name="co71" style:family="table-column">
      <style:table-column-properties fo:break-before="auto" style:column-width="1.5146in"/>
    </style:style>
    <style:style style:name="co72" style:family="table-column">
      <style:table-column-properties fo:break-before="auto" style:column-width="1.2791in"/>
    </style:style>
    <style:style style:name="co73" style:family="table-column">
      <style:table-column-properties fo:break-before="auto" style:column-width="1.2043in"/>
    </style:style>
    <style:style style:name="co74" style:family="table-column">
      <style:table-column-properties fo:break-before="auto" style:column-width="1.6972in"/>
    </style:style>
    <style:style style:name="co75" style:family="table-column">
      <style:table-column-properties fo:break-before="auto" style:column-width="1.2362in"/>
    </style:style>
    <style:style style:name="co76" style:family="table-column">
      <style:table-column-properties fo:break-before="auto" style:column-width="1.0429in"/>
    </style:style>
    <style:style style:name="co77" style:family="table-column">
      <style:table-column-properties fo:break-before="auto" style:column-width="1.4181in"/>
    </style:style>
    <style:style style:name="co78" style:family="table-column">
      <style:table-column-properties fo:break-before="auto" style:column-width="5.45in"/>
    </style:style>
    <style:style style:name="co79" style:family="table-column">
      <style:table-column-properties fo:break-before="auto" style:column-width="1.8791in"/>
    </style:style>
    <style:style style:name="co80" style:family="table-column">
      <style:table-column-properties fo:break-before="auto" style:column-width="2.1154in"/>
    </style:style>
    <style:style style:name="co81" style:family="table-column">
      <style:table-column-properties fo:break-before="auto" style:column-width="2.0937in"/>
    </style:style>
    <style:style style:name="co82" style:family="table-column">
      <style:table-column-properties fo:break-before="auto" style:column-width="3.198in"/>
    </style:style>
    <style:style style:name="co83" style:family="table-column">
      <style:table-column-properties fo:break-before="auto" style:column-width="3.2409in"/>
    </style:style>
    <style:style style:name="co84" style:family="table-column">
      <style:table-column-properties fo:break-before="auto" style:column-width="2.7799in"/>
    </style:style>
    <style:style style:name="co85" style:family="table-column">
      <style:table-column-properties fo:break-before="auto" style:column-width="2.8228in"/>
    </style:style>
    <style:style style:name="co86" style:family="table-column">
      <style:table-column-properties fo:break-before="auto" style:column-width="2.7264in"/>
    </style:style>
    <style:style style:name="co87" style:family="table-column">
      <style:table-column-properties fo:break-before="auto" style:column-width="2.7693in"/>
    </style:style>
    <style:style style:name="co88" style:family="table-column">
      <style:table-column-properties fo:break-before="auto" style:column-width="2.5228in"/>
    </style:style>
    <style:style style:name="co89" style:family="table-column">
      <style:table-column-properties fo:break-before="auto" style:column-width="2.1472in"/>
    </style:style>
    <style:style style:name="co90" style:family="table-column">
      <style:table-column-properties fo:break-before="auto" style:column-width="2.1902in"/>
    </style:style>
    <style:style style:name="co91" style:family="table-column">
      <style:table-column-properties fo:break-before="auto" style:column-width="1.9543in"/>
    </style:style>
    <style:style style:name="co92" style:family="table-column">
      <style:table-column-properties fo:break-before="auto" style:column-width="2.072in"/>
    </style:style>
    <style:style style:name="co93" style:family="table-column">
      <style:table-column-properties fo:break-before="auto" style:column-width="5.6752in"/>
    </style:style>
    <style:style style:name="co94" style:family="table-column">
      <style:table-column-properties fo:break-before="auto" style:column-width="2.3835in"/>
    </style:style>
    <style:style style:name="co95" style:family="table-column">
      <style:table-column-properties fo:break-before="auto" style:column-width="1.9437in"/>
    </style:style>
    <style:style style:name="co96" style:family="table-column">
      <style:table-column-properties fo:break-before="auto" style:column-width="1.4937in"/>
    </style:style>
    <style:style style:name="co97" style:family="table-column">
      <style:table-column-properties fo:break-before="auto" style:column-width="1.611in"/>
    </style:style>
    <style:style style:name="co98" style:family="table-column">
      <style:table-column-properties fo:break-before="auto" style:column-width="1.6543in"/>
    </style:style>
    <style:style style:name="co99" style:family="table-column">
      <style:table-column-properties fo:break-before="auto" style:column-width="4.4744in"/>
    </style:style>
    <style:style style:name="co100" style:family="table-column">
      <style:table-column-properties fo:break-before="auto" style:column-width="1.5256in"/>
    </style:style>
    <style:style style:name="co101" style:family="table-column">
      <style:table-column-properties fo:break-before="auto" style:column-width="1.161in"/>
    </style:style>
    <style:style style:name="co102" style:family="table-column">
      <style:table-column-properties fo:break-before="auto" style:column-width="1.0752in"/>
    </style:style>
    <style:style style:name="co103" style:family="table-column">
      <style:table-column-properties fo:break-before="auto" style:column-width="1.3756in"/>
    </style:style>
    <style:style style:name="co104" style:family="table-column">
      <style:table-column-properties fo:break-before="auto" style:column-width="1.6756in"/>
    </style:style>
    <style:style style:name="co105" style:family="table-column">
      <style:table-column-properties fo:break-before="auto" style:column-width="1.6327in"/>
    </style:style>
    <style:style style:name="co106" style:family="table-column">
      <style:table-column-properties fo:break-before="auto" style:column-width="1.8472in"/>
    </style:style>
    <style:style style:name="co107" style:family="table-column">
      <style:table-column-properties fo:break-before="auto" style:column-width="2.6516in"/>
    </style:style>
    <style:style style:name="co108" style:family="table-column">
      <style:table-column-properties fo:break-before="auto" style:column-width="1.7402in"/>
    </style:style>
    <style:style style:name="co109" style:family="table-column">
      <style:table-column-properties fo:break-before="auto" style:column-width="1.7827in"/>
    </style:style>
    <style:style style:name="co1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4" table:number-columns-repeated="2" table:default-cell-style-name="Default"/>
        <table:table-column table:style-name="co44" table:number-columns-repeated="2" table:default-cell-style-name="Default"/>
        <table:table-column table:style-name="co43" table:number-columns-repeated="2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19" table:number-columns-repeated="2" table:default-cell-style-name="Default"/>
        <table:table-column table:style-name="co45" table:number-columns-repeated="2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52" table:number-columns-repeated="2" table:default-cell-style-name="Default"/>
        <table:table-column table:style-name="co57" table:number-columns-repeated="2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2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2" table:default-cell-style-name="Default"/>
        <table:table-column table:style-name="co10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2" table:default-cell-style-name="Default"/>
        <table:table-column table:style-name="co7" table:default-cell-style-name="Default"/>
        <table:table-column table:style-name="co71" table:default-cell-style-name="Default"/>
        <table:table-column table:style-name="co50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2" table:default-cell-style-name="Default"/>
        <table:table-column table:style-name="co75" table:default-cell-style-name="Default"/>
        <table:table-column table:style-name="co72" table:default-cell-style-name="Default"/>
        <table:table-column table:style-name="co42" table:default-cell-style-name="Default"/>
        <table:table-column table:style-name="co76" table:default-cell-style-name="Default"/>
        <table:table-column table:style-name="co42" table:default-cell-style-name="Default"/>
        <table:table-column table:style-name="co77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77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1" table:number-columns-repeated="2" table:default-cell-style-name="Default"/>
        <table:table-column table:style-name="co78" table:default-cell-style-name="Default"/>
        <table:table-column table:style-name="co46" table:default-cell-style-name="Default"/>
        <table:table-column table:style-name="co1" table:default-cell-style-name="Default"/>
        <table:table-column table:style-name="co81" table:default-cell-style-name="Default"/>
        <table:table-column table:style-name="co80" table:number-columns-repeated="2" table:default-cell-style-name="Default"/>
        <table:table-column table:style-name="co28" table:number-columns-repeated="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number-columns-repeated="2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number-columns-repeated="2" table:default-cell-style-name="Default"/>
        <table:table-column table:style-name="co79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88" table:default-cell-style-name="Default"/>
        <table:table-column table:style-name="co44" table:number-columns-repeated="2" table:default-cell-style-name="Default"/>
        <table:table-column table:style-name="co1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96" table:default-cell-style-name="Default"/>
        <table:table-column table:style-name="co39" table:number-columns-repeated="2" table:default-cell-style-name="Default"/>
        <table:table-column table:style-name="co23" table:number-columns-repeated="2" table:default-cell-style-name="Default"/>
        <table:table-column table:style-name="co77" table:default-cell-style-name="Default"/>
        <table:table-column table:style-name="co81" table:default-cell-style-name="Default"/>
        <table:table-column table:style-name="co96" table:number-columns-repeated="2" table:default-cell-style-name="Default"/>
        <table:table-column table:style-name="co58" table:default-cell-style-name="Default"/>
        <table:table-column table:style-name="co89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77" table:default-cell-style-name="Default"/>
        <table:table-column table:style-name="co7" table:number-columns-repeated="2" table:default-cell-style-name="Default"/>
        <table:table-column table:style-name="co100" table:number-columns-repeated="2" table:default-cell-style-name="Default"/>
        <table:table-column table:style-name="co14" table:number-columns-repeated="2" table:default-cell-style-name="Default"/>
        <table:table-column table:style-name="co31" table:number-columns-repeated="2" table:default-cell-style-name="Default"/>
        <table:table-column table:style-name="co77" table:number-columns-repeated="2" table:default-cell-style-name="Default"/>
        <table:table-column table:style-name="co10" table:default-cell-style-name="Default"/>
        <table:table-column table:style-name="co101" table:default-cell-style-name="Default"/>
        <table:table-column table:style-name="co10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26" table:number-columns-repeated="2" table:default-cell-style-name="Default"/>
        <table:table-column table:style-name="co6" table:number-columns-repeated="2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">
          <table:table-cell office:value-type="string" calcext:value-type="string">
            <text:p>-*</text:p>
          </table:table-cell>
          <table:table-cell table:number-columns-repeated="2" office:value-type="string" calcext:value-type="string">
            <text:p>/fruits*/shape</text:p>
          </table:table-cell>
          <table:table-cell table:number-columns-repeated="2" office:value-type="string" calcext:value-type="string">
            <text:p>/fruits*/texture</text:p>
          </table:table-cell>
          <table:table-cell table:number-columns-repeated="2" office:value-type="string" calcext:value-type="string">
            <text:p>/fruits*/position</text:p>
          </table:table-cell>
          <table:table-cell table:number-columns-repeated="2" office:value-type="string" calcext:value-type="string">
            <text:p>/fruits*/hairs</text:p>
          </table:table-cell>
          <table:table-cell table:number-columns-repeated="2" office:value-type="string" calcext:value-type="string">
            <text:p>/fruits*/growth form</text:p>
          </table:table-cell>
          <table:table-cell table:number-columns-repeated="2" office:value-type="string" calcext:value-type="string">
            <text:p>/fruits*/colour</text:p>
          </table:table-cell>
          <table:table-cell table:number-columns-repeated="2" office:value-type="string" calcext:value-type="string">
            <text:p>/fruits/apex*/shape</text:p>
          </table:table-cell>
          <table:table-cell table:number-columns-repeated="2" office:value-type="string" calcext:value-type="string">
            <text:p>/fruits/apex*/texture</text:p>
          </table:table-cell>
          <table:table-cell table:number-columns-repeated="2" office:value-type="string" calcext:value-type="string">
            <text:p>/fruits/apex*/position</text:p>
          </table:table-cell>
          <table:table-cell office:value-type="string" calcext:value-type="string">
            <text:p>/fruits/dimensions (merged)*/length</text:p>
          </table:table-cell>
          <table:table-cell office:value-type="string" calcext:value-type="string">
            <text:p>/fruits/dimensions (merged)*/length/minimum</text:p>
          </table:table-cell>
          <table:table-cell office:value-type="string" calcext:value-type="string">
            <text:p>/fruits/dimensions (merged)*/length/maximum</text:p>
          </table:table-cell>
          <table:table-cell office:value-type="string" calcext:value-type="string">
            <text:p>/fruits/dimensions (merged)*/width</text:p>
          </table:table-cell>
          <table:table-cell office:value-type="string" calcext:value-type="string">
            <text:p>/fruits/dimensions (merged)*/width/minimum</text:p>
          </table:table-cell>
          <table:table-cell office:value-type="string" calcext:value-type="string">
            <text:p>/fruits/dimensions (merged)*/width/maximum</text:p>
          </table:table-cell>
          <table:table-cell table:number-columns-repeated="2" office:value-type="string" calcext:value-type="string">
            <text:p>/fruits/dimensions (merged)*/texture</text:p>
          </table:table-cell>
          <table:table-cell office:value-type="string" calcext:value-type="string">
            <text:p>/fruits/stigma*/minimum</text:p>
          </table:table-cell>
          <table:table-cell office:value-type="string" calcext:value-type="string">
            <text:p>/fruits/stigma*/maximum</text:p>
          </table:table-cell>
          <table:table-cell table:number-columns-repeated="2" office:value-type="string" calcext:value-type="string">
            <text:p>/fruits/stigma*/shape</text:p>
          </table:table-cell>
          <table:table-cell table:number-columns-repeated="2" office:value-type="string" calcext:value-type="string">
            <text:p>/fruits/stigma*/hairs</text:p>
          </table:table-cell>
          <table:table-cell table:number-columns-repeated="2" office:value-type="string" calcext:value-type="string">
            <text:p>/fruits/stigma*/growth form</text:p>
          </table:table-cell>
          <table:table-cell office:value-type="string" calcext:value-type="string">
            <text:p>/habit*/minimum</text:p>
          </table:table-cell>
          <table:table-cell office:value-type="string" calcext:value-type="string">
            <text:p>/habit*/maximum</text:p>
          </table:table-cell>
          <table:table-cell table:number-columns-repeated="2" office:value-type="string" calcext:value-type="string">
            <text:p>/habit*/environment</text:p>
          </table:table-cell>
          <table:table-cell table:number-columns-repeated="2" office:value-type="string" calcext:value-type="string">
            <text:p>/habit*/shape</text:p>
          </table:table-cell>
          <table:table-cell table:number-columns-repeated="2" office:value-type="string" calcext:value-type="string">
            <text:p>/habit*/texture</text:p>
          </table:table-cell>
          <table:table-cell table:number-columns-repeated="2" office:value-type="string" calcext:value-type="string">
            <text:p>/habit*/hairs</text:p>
          </table:table-cell>
          <table:table-cell table:number-columns-repeated="2" office:value-type="string" calcext:value-type="string">
            <text:p>/habit*/growth form</text:p>
          </table:table-cell>
          <table:table-cell table:number-columns-repeated="2" office:value-type="string" calcext:value-type="string">
            <text:p>/habit*/colour</text:p>
          </table:table-cell>
          <table:table-cell office:value-type="string" calcext:value-type="string">
            <text:p>/habit/height*/minimum</text:p>
          </table:table-cell>
          <table:table-cell office:value-type="string" calcext:value-type="string">
            <text:p>/habit/height*/maximum</text:p>
          </table:table-cell>
          <table:table-cell office:value-type="string" calcext:value-type="string">
            <text:p>/inflorescences*/minimum</text:p>
          </table:table-cell>
          <table:table-cell office:value-type="string" calcext:value-type="string">
            <text:p>/inflorescences*/maximum</text:p>
          </table:table-cell>
          <table:table-cell table:number-columns-repeated="2" office:value-type="string" calcext:value-type="string">
            <text:p>/inflorescences*/shape</text:p>
          </table:table-cell>
          <table:table-cell table:number-columns-repeated="2" office:value-type="string" calcext:value-type="string">
            <text:p>/inflorescences*/position</text:p>
          </table:table-cell>
          <table:table-cell table:number-columns-repeated="2" office:value-type="string" calcext:value-type="string">
            <text:p>/inflorescences*/growth form</text:p>
          </table:table-cell>
          <table:table-cell table:number-columns-repeated="2" office:value-type="string" calcext:value-type="string">
            <text:p>/inflorescences*/colour</text:p>
          </table:table-cell>
          <table:table-cell table:number-columns-repeated="2" office:value-type="string" calcext:value-type="string">
            <text:p>/inflorescences/floral bracts*/shape</text:p>
          </table:table-cell>
          <table:table-cell table:number-columns-repeated="2" office:value-type="string" calcext:value-type="string">
            <text:p>/inflorescences/floral bracts*/texture</text:p>
          </table:table-cell>
          <table:table-cell table:number-columns-repeated="2" office:value-type="string" calcext:value-type="string">
            <text:p>/inflorescences/floral bracts*/margin type</text:p>
          </table:table-cell>
          <table:table-cell table:number-columns-repeated="2" office:value-type="string" calcext:value-type="string">
            <text:p>/inflorescences/floral bracts*/hairs</text:p>
          </table:table-cell>
          <table:table-cell table:number-columns-repeated="2" office:value-type="string" calcext:value-type="string">
            <text:p>/inflorescences/floral bracts*/colour</text:p>
          </table:table-cell>
          <table:table-cell table:number-columns-repeated="2" office:value-type="string" calcext:value-type="string">
            <text:p>/inflorescences/growth form*/growth form</text:p>
          </table:table-cell>
          <table:table-cell office:value-type="string" calcext:value-type="string">
            <text:p>/inflorescences/peduncle*/minimum</text:p>
          </table:table-cell>
          <table:table-cell office:value-type="string" calcext:value-type="string">
            <text:p>/inflorescences/peduncle*/maximum</text:p>
          </table:table-cell>
          <table:table-cell table:number-columns-repeated="2" office:value-type="string" calcext:value-type="string">
            <text:p>/inflorescences/peduncle*/shape</text:p>
          </table:table-cell>
          <table:table-cell table:number-columns-repeated="2" office:value-type="string" calcext:value-type="string">
            <text:p>/inflorescences/peduncle*/hairs</text:p>
          </table:table-cell>
          <table:table-cell table:number-columns-repeated="2" office:value-type="string" calcext:value-type="string">
            <text:p>/inflorescences/peduncle*/colour</text:p>
          </table:table-cell>
          <table:table-cell office:value-type="string" calcext:value-type="string">
            <text:p>/inflorescences/peduncle/length*/minimum</text:p>
          </table:table-cell>
          <table:table-cell office:value-type="string" calcext:value-type="string">
            <text:p>/inflorescences/peduncle/length*/maximum</text:p>
          </table:table-cell>
          <table:table-cell table:number-columns-repeated="2" office:value-type="string" calcext:value-type="string">
            <text:p>/inflorescences/position*/position</text:p>
          </table:table-cell>
          <table:table-cell table:number-columns-repeated="2" office:value-type="string" calcext:value-type="string">
            <text:p>/inflorescences/position*/colour</text:p>
          </table:table-cell>
          <table:table-cell table:number-columns-repeated="2" office:value-type="string" calcext:value-type="string">
            <text:p>/inflorescences/rachises*/hairs</text:p>
          </table:table-cell>
          <table:table-cell table:number-columns-repeated="2" office:value-type="string" calcext:value-type="string">
            <text:p>/inflorescences/rachises*/colour</text:p>
          </table:table-cell>
          <table:table-cell table:number-columns-repeated="2" office:value-type="string" calcext:value-type="string">
            <text:p>/inflorescences/spikes*/shape</text:p>
          </table:table-cell>
          <table:table-cell table:number-columns-repeated="2" office:value-type="string" calcext:value-type="string">
            <text:p>/inflorescences/spikes*/growth form</text:p>
          </table:table-cell>
          <table:table-cell table:number-columns-repeated="2" office:value-type="string" calcext:value-type="string">
            <text:p>/inflorescences/spikes*/colour</text:p>
          </table:table-cell>
          <table:table-cell office:value-type="string" calcext:value-type="string">
            <text:p>/inflorescences/spikes/length*/minimum</text:p>
          </table:table-cell>
          <table:table-cell office:value-type="string" calcext:value-type="string">
            <text:p>/inflorescences/spikes/length*/maximum</text:p>
          </table:table-cell>
          <table:table-cell table:number-columns-repeated="2" office:value-type="string" calcext:value-type="string">
            <text:p>/infructescences*/growth form</text:p>
          </table:table-cell>
          <table:table-cell table:number-columns-repeated="2" office:value-type="string" calcext:value-type="string">
            <text:p>/infructescences*/colour</text:p>
          </table:table-cell>
          <table:table-cell office:value-type="string" calcext:value-type="string">
            <text:p>/infructescences/dimensions (merged)*/length</text:p>
          </table:table-cell>
          <table:table-cell office:value-type="string" calcext:value-type="string">
            <text:p>/infructescences/dimensions (merged)*/length/minimum</text:p>
          </table:table-cell>
          <table:table-cell office:value-type="string" calcext:value-type="string">
            <text:p>/infructescences/dimensions (merged)*/length/maximum</text:p>
          </table:table-cell>
          <table:table-cell office:value-type="string" calcext:value-type="string">
            <text:p>/infructescences/dimensions (merged)*/width</text:p>
          </table:table-cell>
          <table:table-cell office:value-type="string" calcext:value-type="string">
            <text:p>/infructescences/dimensions (merged)*/width/minimum</text:p>
          </table:table-cell>
          <table:table-cell office:value-type="string" calcext:value-type="string">
            <text:p>/infructescences/dimensions (merged)*/width/maximum</text:p>
          </table:table-cell>
          <table:table-cell table:number-columns-repeated="2" office:value-type="string" calcext:value-type="string">
            <text:p>/infructescences/dimensions (merged)*/texture</text:p>
          </table:table-cell>
          <table:table-cell office:value-type="string" calcext:value-type="string">
            <text:p>/internodes*/minimum</text:p>
          </table:table-cell>
          <table:table-cell office:value-type="string" calcext:value-type="string">
            <text:p>/internodes*/maximum</text:p>
          </table:table-cell>
          <table:table-cell table:number-columns-repeated="2" office:value-type="string" calcext:value-type="string">
            <text:p>/internodes*/shape</text:p>
          </table:table-cell>
          <table:table-cell table:number-columns-repeated="2" office:value-type="string" calcext:value-type="string">
            <text:p>/internodes*/hairs</text:p>
          </table:table-cell>
          <table:table-cell table:number-columns-repeated="2" office:value-type="string" calcext:value-type="string">
            <text:p>/internodes*/colour</text:p>
          </table:table-cell>
          <table:table-cell office:value-type="string" calcext:value-type="string">
            <text:p>/leaves*/minimum</text:p>
          </table:table-cell>
          <table:table-cell office:value-type="string" calcext:value-type="string">
            <text:p>/leaves*/maximum</text:p>
          </table:table-cell>
          <table:table-cell table:number-columns-repeated="2" office:value-type="string" calcext:value-type="string">
            <text:p>/leaves*/shape</text:p>
          </table:table-cell>
          <table:table-cell table:number-columns-repeated="2" office:value-type="string" calcext:value-type="string">
            <text:p>/leaves/blade*/shape</text:p>
          </table:table-cell>
          <table:table-cell table:number-columns-repeated="2" office:value-type="string" calcext:value-type="string">
            <text:p>/leaves/blade*/texture</text:p>
          </table:table-cell>
          <table:table-cell table:number-columns-repeated="2" office:value-type="string" calcext:value-type="string">
            <text:p>/leaves/blade*/hairs</text:p>
          </table:table-cell>
          <table:table-cell table:number-columns-repeated="2" office:value-type="string" calcext:value-type="string">
            <text:p>/leaves/blade*/colour</text:p>
          </table:table-cell>
          <table:table-cell table:number-columns-repeated="2" office:value-type="string" calcext:value-type="string">
            <text:p>/leaves/blade/apex*/shape</text:p>
          </table:table-cell>
          <table:table-cell table:number-columns-repeated="2" office:value-type="string" calcext:value-type="string">
            <text:p>/leaves/blade/apex*/margin type</text:p>
          </table:table-cell>
          <table:table-cell table:number-columns-repeated="2" office:value-type="string" calcext:value-type="string">
            <text:p>/leaves/blade/apex*/hairs</text:p>
          </table:table-cell>
          <table:table-cell table:number-columns-repeated="2" office:value-type="string" calcext:value-type="string">
            <text:p>/leaves/blade/base*/shape</text:p>
          </table:table-cell>
          <table:table-cell table:number-columns-repeated="2" office:value-type="string" calcext:value-type="string">
            <text:p>/leaves/blade/base*/hairs</text:p>
          </table:table-cell>
          <table:table-cell table:number-columns-repeated="2" office:value-type="string" calcext:value-type="string">
            <text:p>/leaves/blade/base*/growth form</text:p>
          </table:table-cell>
          <table:table-cell table:number-columns-repeated="2" office:value-type="string" calcext:value-type="string">
            <text:p>/leaves/blade/base*/colour</text:p>
          </table:table-cell>
          <table:table-cell office:value-type="string" calcext:value-type="string">
            <text:p>/leaves/blade/base/differential distance*/minimum</text:p>
          </table:table-cell>
          <table:table-cell office:value-type="string" calcext:value-type="string">
            <text:p>/leaves/blade/base/differential distance*/maximum</text:p>
          </table:table-cell>
          <table:table-cell office:value-type="string" calcext:value-type="string">
            <text:p>/leaves/blade/dimensions*/length</text:p>
          </table:table-cell>
          <table:table-cell office:value-type="string" calcext:value-type="string">
            <text:p>/leaves/blade/dimensions*/length/minimum</text:p>
          </table:table-cell>
          <table:table-cell office:value-type="string" calcext:value-type="string">
            <text:p>/leaves/blade/dimensions*/length/maximum</text:p>
          </table:table-cell>
          <table:table-cell office:value-type="string" calcext:value-type="string">
            <text:p>/leaves/blade/dimensions*/width</text:p>
          </table:table-cell>
          <table:table-cell office:value-type="string" calcext:value-type="string">
            <text:p>/leaves/blade/dimensions*/width/minimum</text:p>
          </table:table-cell>
          <table:table-cell office:value-type="string" calcext:value-type="string">
            <text:p>/leaves/blade/dimensions*/width/maximum</text:p>
          </table:table-cell>
          <table:table-cell table:number-columns-repeated="2" office:value-type="string" calcext:value-type="string">
            <text:p>/leaves/blade/dimensions*/growth form</text:p>
          </table:table-cell>
          <table:table-cell office:value-type="string" calcext:value-type="string">
            <text:p>/leaves/blade/margins*/minimum</text:p>
          </table:table-cell>
          <table:table-cell office:value-type="string" calcext:value-type="string">
            <text:p>/leaves/blade/margins*/maximum</text:p>
          </table:table-cell>
          <table:table-cell table:number-columns-repeated="2" office:value-type="string" calcext:value-type="string">
            <text:p>/leaves/blade/margins*/shape</text:p>
          </table:table-cell>
          <table:table-cell table:number-columns-repeated="2" office:value-type="string" calcext:value-type="string">
            <text:p>/leaves/blade/margins*/hairs</text:p>
          </table:table-cell>
          <table:table-cell office:value-type="string" calcext:value-type="string">
            <text:p>/leaves/blade/shape*/minimum</text:p>
          </table:table-cell>
          <table:table-cell office:value-type="string" calcext:value-type="string">
            <text:p>/leaves/blade/shape*/maximum</text:p>
          </table:table-cell>
          <table:table-cell table:number-columns-repeated="2" office:value-type="string" calcext:value-type="string">
            <text:p>/leaves/blade/shape*/shape</text:p>
          </table:table-cell>
          <table:table-cell table:number-columns-repeated="2" office:value-type="string" calcext:value-type="string">
            <text:p>/leaves/blade/texture*/texture</text:p>
          </table:table-cell>
          <table:table-cell table:number-columns-repeated="2" office:value-type="string" calcext:value-type="string">
            <text:p>/leaves/blade/texture*/colour</text:p>
          </table:table-cell>
          <table:table-cell office:value-type="string" calcext:value-type="string">
            <text:p>/leaves/petiole*/minimum</text:p>
          </table:table-cell>
          <table:table-cell office:value-type="string" calcext:value-type="string">
            <text:p>/leaves/petiole*/maximum</text:p>
          </table:table-cell>
          <table:table-cell table:number-columns-repeated="2" office:value-type="string" calcext:value-type="string">
            <text:p>/leaves/petiole*/shape</text:p>
          </table:table-cell>
          <table:table-cell table:number-columns-repeated="2" office:value-type="string" calcext:value-type="string">
            <text:p>/leaves/petiole*/texture</text:p>
          </table:table-cell>
          <table:table-cell table:number-columns-repeated="2" office:value-type="string" calcext:value-type="string">
            <text:p>/leaves/petiole*/position</text:p>
          </table:table-cell>
          <table:table-cell table:number-columns-repeated="2" office:value-type="string" calcext:value-type="string">
            <text:p>/leaves/petiole*/hairs</text:p>
          </table:table-cell>
          <table:table-cell table:number-columns-repeated="2" office:value-type="string" calcext:value-type="string">
            <text:p>/leaves/petiole*/colour</text:p>
          </table:table-cell>
          <table:table-cell office:value-type="string" calcext:value-type="string">
            <text:p>/leaves/petiole/length*/minimum</text:p>
          </table:table-cell>
          <table:table-cell office:value-type="string" calcext:value-type="string">
            <text:p>/leaves/petiole/length*/maximum</text:p>
          </table:table-cell>
          <table:table-cell office:value-type="string" calcext:value-type="string">
            <text:p>/leaves/veins*/minimum</text:p>
          </table:table-cell>
          <table:table-cell office:value-type="string" calcext:value-type="string">
            <text:p>/leaves/veins*/maximum</text:p>
          </table:table-cell>
          <table:table-cell table:number-columns-repeated="2" office:value-type="string" calcext:value-type="string">
            <text:p>/leaves/veins*/shape</text:p>
          </table:table-cell>
          <table:table-cell table:number-columns-repeated="2" office:value-type="string" calcext:value-type="string">
            <text:p>/leaves/veins*/texture</text:p>
          </table:table-cell>
          <table:table-cell table:number-columns-repeated="2" office:value-type="string" calcext:value-type="string">
            <text:p>/leaves/veins*/position</text:p>
          </table:table-cell>
          <table:table-cell table:number-columns-repeated="2" office:value-type="string" calcext:value-type="string">
            <text:p>/leaves/veins*/hairs</text:p>
          </table:table-cell>
          <table:table-cell table:number-columns-repeated="2" office:value-type="string" calcext:value-type="string">
            <text:p>/leaves/veins*/growth form</text:p>
          </table:table-cell>
          <table:table-cell table:number-columns-repeated="2" office:value-type="string" calcext:value-type="string">
            <text:p>/leaves/veins*/colour</text:p>
          </table:table-cell>
          <table:table-cell table:number-columns-repeated="2" office:value-type="string" calcext:value-type="string">
            <text:p>/stems*/shape</text:p>
          </table:table-cell>
          <table:table-cell table:number-columns-repeated="2" office:value-type="string" calcext:value-type="string">
            <text:p>/stems*/texture</text:p>
          </table:table-cell>
          <table:table-cell table:number-columns-repeated="2" office:value-type="string" calcext:value-type="string">
            <text:p>/stems*/hairs</text:p>
          </table:table-cell>
          <table:table-cell table:number-columns-repeated="2" office:value-type="string" calcext:value-type="string">
            <text:p>/stems*/growth form</text:p>
          </table:table-cell>
          <table:table-cell table:number-columns-repeated="2" office:value-type="string" calcext:value-type="string">
            <text:p>/stems*/colour</text:p>
          </table:table-cell>
          <table:table-cell office:value-type="string" calcext:value-type="string">
            <text:p>/stems/length*/minimum</text:p>
          </table:table-cell>
          <table:table-cell office:value-type="string" calcext:value-type="string">
            <text:p>/stems/length*/maximum</text:p>
          </table:table-cell>
          <table:table-cell table:number-columns-repeated="2" office:value-type="string" calcext:value-type="string">
            <text:p>/habitat*/environment</text:p>
          </table:table-cell>
          <table:table-cell table:number-columns-repeated="2" office:value-type="string" calcext:value-type="string">
            <text:p>/habitat*/growth form</text:p>
          </table:table-cell>
          <table:table-cell table:number-columns-repeated="2" office:value-type="string" calcext:value-type="string">
            <text:p>/habitat*/colour</text:p>
          </table:table-cell>
          <table:table-cell office:value-type="string" calcext:value-type="string">
            <text:p>/habitat/altitude*/minimum</text:p>
          </table:table-cell>
          <table:table-cell office:value-type="string" calcext:value-type="string">
            <text:p>/habitat/altitude*/maximum</text:p>
          </table:table-cell>
        </table:table-row>
        <table:table-row table:style-name="ro1">
          <table:table-cell office:value-type="string" calcext:value-type="string">
            <text:p>PIPERACEAE 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,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candent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panic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<text:s/></text:p>
          </table:table-cell>
          <table:table-cell office:value-type="float" office:value="1.00000000000001E+054" calcext:value-type="float">
            <text:p>1000000000000010000000000000000000000000000000000000000</text:p>
          </table:table-cell>
          <table:table-cell office:value-type="string" calcext:value-type="string">
            <text:p>cylindric,ellipsoid,globos,sessil,stipitat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smoot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100000010" calcext:value-type="float">
            <text:p>10000100000010</text:p>
          </table:table-cell>
          <table:table-cell office:value-type="string" calcext:value-type="string">
            <text:p>obliqu,truncat,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1E+021" calcext:value-type="float">
            <text:p>1000100000000000000000</text:p>
          </table:table-cell>
          <table:table-cell office:value-type="string" calcext:value-type="string">
            <text:p>epiphytic,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reeping,erect,ascending,hanging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ro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pan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1E+074" calcext:value-type="float">
            <text:p>100010000000000000000000000000000000000000000000000000000000000000000000000</text:p>
          </table:table-cell>
          <table:table-cell office:value-type="string" calcext:value-type="string">
            <text:p>rounded,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100" calcext:value-type="float">
            <text:p>100000000000100</text:p>
          </table:table-cell>
          <table:table-cell office:value-type="string" calcext:value-type="string">
            <text:p>glabrous,hai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alata </text:p>
          </table:table-cell>
          <table:table-cell office:value-type="float" office:value="1E+061" calcext:value-type="float">
            <text:p>10000000000000000000000000000000000000000000000000000000000000</text:p>
          </table:table-cell>
          <table:table-cell office:value-type="string" calcext:value-type="string">
            <text:p>globose-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brown,reddish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yellow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<text:s/>nodes,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brown,green,redd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1001000" calcext:value-type="float">
            <text:p>1000001001000</text:p>
          </table:table-cell>
          <table:table-cell office:value-type="string" calcext:value-type="string">
            <text:p>coriaceous,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Peperomia angustata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lac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creeping,erect,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long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1E+042" calcext:value-type="float">
            <text:p>1000000001000000000000000000000000000000000</text:p>
          </table:table-cell>
          <table:table-cell office:value-type="string" calcext:value-type="string">
            <text:p>elliptic,oblanceolate,rhombic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eperomia blanda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erect,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ovat,rhombi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Peperomia delascioi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conic,ellipsoid,oblong,stipitat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creeping,erect,ascen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,truncat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glabrous,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 office:value-type="string" calcext:value-type="string">
            <text:p>suborbicular</text:p>
          </table:table-cell>
          <table:table-cell office:value-type="float" office:value="1000000001000" calcext:value-type="float">
            <text:p>1000000001000</text:p>
          </table:table-cell>
          <table:table-cell office:value-type="string" calcext:value-type="string">
            <text:p>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000" calcext:value-type="float">
            <text:p>100000100000</text:p>
          </table:table-cell>
          <table:table-cell office:value-type="string" calcext:value-type="string">
            <text:p>hairs,hirtellous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spreadi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emarginell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0001E+016" calcext:value-type="float">
            <text:p>10000000000000100</text:p>
          </table:table-cell>
          <table:table-cell office:value-type="string" calcext:value-type="string">
            <text:p>glabrous,vill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38" calcext:value-type="float">
            <text:p>100000000010000000000000000000000000000</text:p>
          </table:table-cell>
          <table:table-cell office:value-type="string" calcext:value-type="string">
            <text:p>oblong,orbic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inkis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,truncat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5" calcext:value-type="float">
            <text:p>1000000000000000000000000000000000000000000000</text:p>
          </table:table-cell>
          <table:table-cell office:value-type="string" calcext:value-type="string">
            <text:p>orbicular,subrenifor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eperomia galioides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not slender,winged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8" calcext:value-type="float">
            <text:p>1000000000010000000</text:p>
          </table:table-cell>
          <table:table-cell office:value-type="string" calcext:value-type="string">
            <text:p>green,red,yellow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1" calcext:value-type="float">
            <text:p>100000000000000000000000000000000000000000000000000000000000000000000000</text:p>
          </table:table-cell>
          <table:table-cell office:value-type="string" calcext:value-type="string">
            <text:p>elliptic,oblanceolate,spathulat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ub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250" calcext:value-type="float">
            <text:p>225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Peperomia glabella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brown,reddish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erect,ascending,hanging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ro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lack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lack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1" calcext:value-type="float">
            <text:p>100000000000000000000000000000000000000000</text:p>
          </table:table-cell>
          <table:table-cell office:value-type="string" calcext:value-type="string">
            <text:p>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lack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001000" calcext:value-type="float">
            <text:p>1000000001000</text:p>
          </table:table-cell>
          <table:table-cell office:value-type="string" calcext:value-type="string">
            <text:p>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00000" calcext:value-type="float">
            <text:p>100010000000</text:p>
          </table:table-cell>
          <table:table-cell office:value-type="string" calcext:value-type="string">
            <text:p>ciliat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decurrent, 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Peperomia gracieana 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1000001000" calcext:value-type="float">
            <text:p>1000001000</text:p>
          </table:table-cell>
          <table:table-cell office:value-type="string" calcext:value-type="string">
            <text:p>pilose,trichome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000001E+042" calcext:value-type="float">
            <text:p>1000000000000010000000000000000000000000000</text:p>
          </table:table-cell>
          <table:table-cell office:value-type="string" calcext:value-type="string">
            <text:p>elliptic,orbicular</text:p>
          </table:table-cell>
          <table:table-cell office:value-type="float" office:value="1000000001000" calcext:value-type="float">
            <text:p>1000000001000</text:p>
          </table:table-cell>
          <table:table-cell office:value-type="string" calcext:value-type="string">
            <text:p>fleshy,membranou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ranspar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reen,whit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01001E+022" calcext:value-type="float">
            <text:p>10001001000000000000000</text:p>
          </table:table-cell>
          <table:table-cell office:value-type="string" calcext:value-type="string">
            <text:p>creek,rock,forest floor,logs</text:p>
          </table:table-cell>
          <table:table-cell office:value-type="float" office:value="100000000001" calcext:value-type="float">
            <text:p>100000000001</text:p>
          </table:table-cell>
          <table:table-cell office:value-type="string" calcext:value-type="string">
            <text:p>creeping,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eperomia haematolepis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,ovoid,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cun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ob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eperomia hernandiifoli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brown,reddish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1.0000001E+017" calcext:value-type="float">
            <text:p>100000010000000000</text:p>
          </table:table-cell>
          <table:table-cell office:value-type="string" calcext:value-type="string">
            <text:p>glabrescent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rbicular,ova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riace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1E+017" calcext:value-type="float">
            <text:p>100000010000000000</text:p>
          </table:table-cell>
          <table:table-cell office:value-type="string" calcext:value-type="string">
            <text:p>glabrescent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eperomia lancifolia 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cylind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erect,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ranch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.010000000001E+019" calcext:value-type="float">
            <text:p>10100000000010000000</text:p>
          </table:table-cell>
          <table:table-cell office:value-type="string" calcext:value-type="string">
            <text:p>green,red,whitish,yellowish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1" calcext:value-type="float">
            <text:p>1000000000001</text:p>
          </table:table-cell>
          <table:table-cell office:value-type="string" calcext:value-type="string">
            <text:p>acut,de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1E+042" calcext:value-type="float">
            <text:p>1000000001000000000000000000000000000000000</text:p>
          </table:table-cell>
          <table:table-cell office:value-type="string" calcext:value-type="string">
            <text:p>elliptic,oblanceolate</text:p>
          </table:table-cell>
          <table:table-cell office:value-type="float" office:value="1000000001000" calcext:value-type="float">
            <text:p>1000000001000</text:p>
          </table:table-cell>
          <table:table-cell office:value-type="string" calcext:value-type="string">
            <text:p>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Peperomia macrostachya 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cylindric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ants' nest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creeping,hang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,papillos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brown,red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8" calcext:value-type="float">
            <text:p>1000000000010000000</text:p>
          </table:table-cell>
          <table:table-cell office:value-type="string" calcext:value-type="string">
            <text:p>green,red,yellow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iliat,glabrous,puberul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Peperomia magnoliifolia </text:p>
          </table:table-cell>
          <table:table-cell office:value-type="float" office:value="1.00000000001E+060" calcext:value-type="float">
            <text:p>1000000000010000000000000000000000000000000000000000000000000</text:p>
          </table:table-cell>
          <table:table-cell office:value-type="string" calcext:value-type="string">
            <text:p>subglobos,hooke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0100" calcext:value-type="float">
            <text:p>10001000100</text:p>
          </table:table-cell>
          <table:table-cell office:value-type="string" calcext:value-type="string">
            <text:p>black,brown,reddi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green,pinkis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1E+018" calcext:value-type="float">
            <text:p>1000000000110000000</text:p>
          </table:table-cell>
          <table:table-cell office:value-type="string" calcext:value-type="string">
            <text:p>green,red,white,yellow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cuneat,decurr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ova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creeping,erect,ascending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eperomia maguirei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erect,ascending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ro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brown,green,reddi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pink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.00000000000001E+016" calcext:value-type="float">
            <text:p>10000000000000100</text:p>
          </table:table-cell>
          <table:table-cell office:value-type="string" calcext:value-type="string">
            <text:p>glabrous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ov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brown,green,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eperomia obtusifoli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0100" calcext:value-type="float">
            <text:p>10001000100</text:p>
          </table:table-cell>
          <table:table-cell office:value-type="string" calcext:value-type="string">
            <text:p>black,brown,reddish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green,pinkish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1E+018" calcext:value-type="float">
            <text:p>1000000000110000000</text:p>
          </table:table-cell>
          <table:table-cell office:value-type="string" calcext:value-type="string">
            <text:p>green,red,white,yellow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cune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ovat,subspathula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riace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creeping,erect,ascending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eperomia ouabianae </text:p>
          </table:table-cell>
          <table:table-cell office:value-type="float" office:value="10010000" calcext:value-type="float">
            <text:p>10010000</text:p>
          </table:table-cell>
          <table:table-cell office:value-type="string" calcext:value-type="string">
            <text:p>ovoid,sessil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.000001E+016" calcext:value-type="float">
            <text:p>10000010000000000</text:p>
          </table:table-cell>
          <table:table-cell office:value-type="string" calcext:value-type="string">
            <text:p>glabrescent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long,orbicular,ob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Peperomia pellucida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stipi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brown,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,trun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deltoid,elliptic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pernambucensis 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cylind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n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pan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cun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1E+042" calcext:value-type="float">
            <text:p>1000000001000000000000000000000000000000000</text:p>
          </table:table-cell>
          <table:table-cell office:value-type="string" calcext:value-type="string">
            <text:p>elliptic,oblanceolate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eperomia popayanensis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riace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purpurinervis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creeping,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.00000000011E+018" calcext:value-type="float">
            <text:p>1000000000110000000</text:p>
          </table:table-cell>
          <table:table-cell office:value-type="string" calcext:value-type="string">
            <text:p>green,red,white,yell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glabrous,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1E+016" calcext:value-type="float">
            <text:p>10000000010000000</text:p>
          </table:table-cell>
          <table:table-cell office:value-type="string" calcext:value-type="string">
            <text:p>green,magenta,red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 office:value-type="string" calcext:value-type="string">
            <text:p>elliptic,subobov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17" calcext:value-type="float">
            <text:p>100000100000000000</text:p>
          </table:table-cell>
          <table:table-cell office:value-type="string" calcext:value-type="string">
            <text:p>glabrous,hair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" calcext:value-type="float">
            <text:p>100000100</text:p>
          </table:table-cell>
          <table:table-cell office:value-type="string" calcext:value-type="string">
            <text:p>reddish,whit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000000000" calcext:value-type="float">
            <text:p>11000000000</text:p>
          </table:table-cell>
          <table:table-cell office:value-type="string" calcext:value-type="string">
            <text:p>sandston,dense fo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20" calcext:value-type="float">
            <text:p>112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string" calcext:value-type="string">
            <text:p>Peperomia quadrangularis 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ovoid,stipitat</text:p>
          </table:table-cell>
          <table:table-cell office:value-type="float" office:value="110000010000" calcext:value-type="float">
            <text:p>110000010000</text:p>
          </table:table-cell>
          <table:table-cell office:value-type="string" calcext:value-type="string">
            <text:p>smooth,verruculos,papi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001" calcext:value-type="float">
            <text:p>100000001001</text:p>
          </table:table-cell>
          <table:table-cell office:value-type="string" calcext:value-type="string">
            <text:p>creeping,hanging,mat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long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brown,green,red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xillary,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8" calcext:value-type="float">
            <text:p>1000000000010000000</text:p>
          </table:table-cell>
          <table:table-cell office:value-type="string" calcext:value-type="string">
            <text:p>green,red,yellow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brown,green,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rounded</text:p>
          </table:table-cell>
          <table:table-cell office:value-type="float" office:value="10001000000" calcext:value-type="float">
            <text:p>10001000000</text:p>
          </table:table-cell>
          <table:table-cell office:value-type="string" calcext:value-type="string">
            <text:p>glabrescent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rbicular,obov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0" calcext:value-type="float">
            <text:p>100000000000000</text:p>
          </table:table-cell>
          <table:table-cell office:value-type="string" calcext:value-type="string">
            <text:p>quadrang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eperomia quadrifolia 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 office:value-type="string" calcext:value-type="string">
            <text:p>subglobos,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E+066" calcext:value-type="float">
            <text:p>1000000000000000000000000000000000000000000000000000000000000000000</text:p>
          </table:table-cell>
          <table:table-cell office:value-type="string" calcext:value-type="string">
            <text:p>attenuat,sty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l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at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long,obovat,subspathul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erect,ascend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Peperomia reptans </text:p>
          </table:table-cell>
          <table:table-cell office:value-type="float" office:value="1.00000000001E+060" calcext:value-type="float">
            <text:p>1000000000010000000000000000000000000000000000000000000000000</text:p>
          </table:table-cell>
          <table:table-cell office:value-type="string" calcext:value-type="string">
            <text:p>subglobos,ovoid,hook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8" calcext:value-type="float">
            <text:p>1000000000010000000</text:p>
          </table:table-cell>
          <table:table-cell office:value-type="string" calcext:value-type="string">
            <text:p>green,red,yellow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ordat,rounded</text:p>
          </table:table-cell>
          <table:table-cell office:value-type="float" office:value="100000001000" calcext:value-type="float">
            <text:p>100000001000</text:p>
          </table:table-cell>
          <table:table-cell office:value-type="string" calcext:value-type="string">
            <text:p>hairs,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1000001" calcext:value-type="float">
            <text:p>111000001</text:p>
          </table:table-cell>
          <table:table-cell office:value-type="string" calcext:value-type="string">
            <text:p>brown,green,red,whi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deltoid,ovat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Peperomia rhombe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,ovoid,stipi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3.7" calcext:value-type="float">
            <text:p>3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.01E+017" calcext:value-type="float">
            <text:p>101000000000000000</text:p>
          </table:table-cell>
          <table:table-cell office:value-type="string" calcext:value-type="string">
            <text:p>ciliolat,glabrous,minutely pubesc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elliptic,subrhombic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rotundifolia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obli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ro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39" calcext:value-type="float">
            <text:p>1000000000000000000000000000000000000000</text:p>
          </table:table-cell>
          <table:table-cell office:value-type="string" calcext:value-type="string">
            <text:p>not nodo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8" calcext:value-type="float">
            <text:p>1000000000010000000</text:p>
          </table:table-cell>
          <table:table-cell office:value-type="string" calcext:value-type="string">
            <text:p>red,yell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000000000001E+042" calcext:value-type="float">
            <text:p>1000000000000010000000000000000000000000000</text:p>
          </table:table-cell>
          <table:table-cell office:value-type="string" calcext:value-type="string">
            <text:p>elliptic,orbicular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eromia serpens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not slender,nodos,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cilio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deltoid,elliptic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eperomia tenella </text:p>
          </table:table-cell>
          <table:table-cell office:value-type="float" office:value="1.00000001E+062" calcext:value-type="float">
            <text:p>100000001000000000000000000000000000000000000000000000000000000</text:p>
          </table:table-cell>
          <table:table-cell office:value-type="string" calcext:value-type="string">
            <text:p>ellipsoid,pyriform,stipitat,obpyri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1" calcext:value-type="float">
            <text:p>1000000000000000000000</text:p>
          </table:table-cell>
          <table:table-cell office:value-type="string" calcext:value-type="string">
            <text:p>epiphytic</text:p>
          </table:table-cell>
          <table:table-cell office:value-type="float" office:value="1E+034" calcext:value-type="float">
            <text:p>10000000000000000000000000000000000</text:p>
          </table:table-cell>
          <table:table-cell office:value-type="string" calcext:value-type="string">
            <text:p>not branch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long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7" calcext:value-type="float">
            <text:p>100000000000000000000000000000000000000000000000</text:p>
          </table:table-cell>
          <table:table-cell office:value-type="string" calcext:value-type="string">
            <text:p>not 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1" calcext:value-type="float">
            <text:p>100000000000000000000000000000000000000000</text:p>
          </table:table-cell>
          <table:table-cell office:value-type="string" calcext:value-type="string">
            <text:p>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green,lila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ob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at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ciliat,glabrous,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ub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Peperomia tetraphyll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subcylindric,ellipsoid,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apic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000000" calcext:value-type="float">
            <text:p>100000100000000</text:p>
          </table:table-cell>
          <table:table-cell office:value-type="string" calcext:value-type="string">
            <text:p>cream,whit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5" calcext:value-type="float">
            <text:p>100000000000000000000000000000000000000000000000000000000000000000</text:p>
          </table:table-cell>
          <table:table-cell office:value-type="string" calcext:value-type="string">
            <text:p>subacut,obtus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iliat,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suborbicular,ovat,rhombic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ubcoriaceous,flesh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peromia transparens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erect,ascend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10000001" calcext:value-type="float">
            <text:p>110000001</text:p>
          </table:table-cell>
          <table:table-cell office:value-type="string" calcext:value-type="string">
            <text:p>green,red,white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acut,orbicular,ovat</text:p>
          </table:table-cell>
          <table:table-cell office:value-type="float" office:value="1000000001010" calcext:value-type="float">
            <text:p>1000000001010</text:p>
          </table:table-cell>
          <table:table-cell office:value-type="string" calcext:value-type="string">
            <text:p>bullat,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purp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" calcext:value-type="float">
            <text:p>10000001</text:p>
          </table:table-cell>
          <table:table-cell office:value-type="string" calcext:value-type="string">
            <text:p>green,r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Peperomia urocarpa </text:p>
          </table:table-cell>
          <table:table-cell office:value-type="float" office:value="1E+054" calcext:value-type="float">
            <text:p>1000000000000000000000000000000000000000000000000000000</text:p>
          </table:table-cell>
          <table:table-cell office:value-type="string" calcext:value-type="string">
            <text:p>ellips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subcordat,obtus,truncat</text:p>
          </table:table-cell>
          <table:table-cell office:value-type="float" office:value="1.000001E+016" calcext:value-type="float">
            <text:p>10000010000000000</text:p>
          </table:table-cell>
          <table:table-cell office:value-type="string" calcext:value-type="string">
            <text:p>glabrescent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ciliol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deltoid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IPER <text:s/></text:p>
          </table:table-cell>
          <table:table-cell office:value-type="float" office:value="1.1E+041" calcext:value-type="float">
            <text:p>110000000000000000000000000000000000000000</text:p>
          </table:table-cell>
          <table:table-cell office:value-type="string" calcext:value-type="string">
            <text:p>globos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crambl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1.0001E+074" calcext:value-type="float">
            <text:p>100010000000000000000000000000000000000000000000000000000000000000000000000</text:p>
          </table:table-cell>
          <table:table-cell office:value-type="string" calcext:value-type="string">
            <text:p>cucullat,rounded,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symmetrical,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10000" calcext:value-type="float">
            <text:p>10000000010000</text:p>
          </table:table-cell>
          <table:table-cell office:value-type="string" calcext:value-type="string">
            <text:p>secondary vegetation,under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iper adenandrum </text:p>
          </table:table-cell>
          <table:table-cell office:value-type="float" office:value="1.1E+041" calcext:value-type="float">
            <text:p>110000000000000000000000000000000000000000</text:p>
          </table:table-cell>
          <table:table-cell office:value-type="string" calcext:value-type="string">
            <text:p>globos,separat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6" calcext:value-type="float">
            <text:p>10000000000000000000000000000000000000000000000</text:p>
          </table:table-cell>
          <table:table-cell office:value-type="string" calcext:value-type="string">
            <text:p>stylos,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16" calcext:value-type="float">
            <text:p>10000100000000000</text:p>
          </table:table-cell>
          <table:table-cell office:value-type="string" calcext:value-type="string">
            <text:p>hairs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yel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.00000000000001E+016" calcext:value-type="float">
            <text:p>10000000000000100</text:p>
          </table:table-cell>
          <table:table-cell office:value-type="string" calcext:value-type="string">
            <text:p>glabrous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iper aduncum </text:p>
          </table:table-cell>
          <table:table-cell office:value-type="float" office:value="1.00000001E+037" calcext:value-type="float">
            <text:p>10000000100000000000000000000000000000</text:p>
          </table:table-cell>
          <table:table-cell office:value-type="string" calcext:value-type="string">
            <text:p>obovoi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yellow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rounded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olate,oblong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ascending,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h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aequale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brown,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,gre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green,yellow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acut,subcordat,cuneat,obtus,trun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asymmetrical,elliptic,lanceolate,ovat</text:p>
          </table:table-cell>
          <table:table-cell office:value-type="float" office:value="1000000000001" calcext:value-type="float">
            <text:p>1000000000001</text:p>
          </table:table-cell>
          <table:table-cell office:value-type="string" calcext:value-type="string">
            <text:p>subcoriaceous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iper alatabaccum </text:p>
          </table:table-cell>
          <table:table-cell office:value-type="float" office:value="1.0001E+041" calcext:value-type="float">
            <text:p>100010000000000000000000000000000000000000</text:p>
          </table:table-cell>
          <table:table-cell office:value-type="string" calcext:value-type="string">
            <text:p>deltoid,obovoid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1E+074" calcext:value-type="float">
            <text:p>100010000000000000000000000000000000000000000000000000000000000000000000000</text:p>
          </table:table-cell>
          <table:table-cell office:value-type="string" calcext:value-type="string">
            <text:p>rounded,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nder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Piper amalago </text:p>
          </table:table-cell>
          <table:table-cell office:value-type="float" office:value="1E+058" calcext:value-type="float">
            <text:p>10000000000000000000000000000000000000000000000000000000000</text:p>
          </table:table-cell>
          <table:table-cell office:value-type="string" calcext:value-type="string">
            <text:p>conical,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acut,subcord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001001E+070" calcext:value-type="float">
            <text:p>10000000000100100000000000000000000000000000000000000000000000000000000</text:p>
          </table:table-cell>
          <table:table-cell office:value-type="string" calcext:value-type="string">
            <text:p>lanceolate,subobovat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iper angustifolium </text:p>
          </table:table-cell>
          <table:table-cell office:value-type="float" office:value="1.001E+040" calcext:value-type="float">
            <text:p>10010000000000000000000000000000000000000</text:p>
          </table:table-cell>
          <table:table-cell office:value-type="string" calcext:value-type="string">
            <text:p>globos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apiculat,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 office:value-type="string" calcext:value-type="string">
            <text:p>lanceolat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iper anonifoli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 office:value-type="string" calcext:value-type="string">
            <text:p>no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green,grey,white,yellow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0001E+017" calcext:value-type="float">
            <text:p>100000100010000000</text:p>
          </table:table-cell>
          <table:table-cell office:value-type="string" calcext:value-type="string">
            <text:p>red,silver,whit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olate,oblong,ovat</text:p>
          </table:table-cell>
          <table:table-cell office:value-type="float" office:value="10000011100000" calcext:value-type="float">
            <text:p>10000011100000</text:p>
          </table:table-cell>
          <table:table-cell office:value-type="string" calcext:value-type="string">
            <text:p>coriaceous,rugos,scabrous,th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urr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arbore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10000000001E+018" calcext:value-type="float">
            <text:p>1100000000010000000</text:p>
          </table:table-cell>
          <table:table-cell office:value-type="string" calcext:value-type="string">
            <text:p>green,red,whitish,yellow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reen,whit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obtus,rounded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smooth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1E+019" calcext:value-type="float">
            <text:p>10000010000000000000</text:p>
          </table:table-cell>
          <table:table-cell office:value-type="string" calcext:value-type="string">
            <text:p>rain forest,secondary vegetation,sw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iper august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,sty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ciliat,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brown,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00000000001E+015" calcext:value-type="float">
            <text:p>1001000000000010</text:p>
          </table:table-cell>
          <table:table-cell office:value-type="string" calcext:value-type="string">
            <text:p>acut,obtus,trun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iper aulacosperm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trunc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ranch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1E+042" calcext:value-type="float">
            <text:p>1000100000000000000000000000000000000000000</text:p>
          </table:table-cell>
          <table:table-cell office:value-type="string" calcext:value-type="string">
            <text:p>elliptic,oblong</text:p>
          </table:table-cell>
          <table:table-cell office:value-type="float" office:value="110000100" calcext:value-type="float">
            <text:p>110000100</text:p>
          </table:table-cell>
          <table:table-cell office:value-type="string" calcext:value-type="string">
            <text:p>chartaceous,scabrous,thi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tr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low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iper avellanum </text:p>
          </table:table-cell>
          <table:table-cell office:value-type="float" office:value="1.00000000001E+040" calcext:value-type="float">
            <text:p>10000000000100000000000000000000000000000</text:p>
          </table:table-cell>
          <table:table-cell office:value-type="string" calcext:value-type="string">
            <text:p>globos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green,white,yellow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70" calcext:value-type="float">
            <text:p>10000100000000000000000000000000000000000000000000000000000000000000000</text:p>
          </table:table-cell>
          <table:table-cell office:value-type="string" calcext:value-type="string">
            <text:p>subacu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0101E+042" calcext:value-type="float">
            <text:p>1000101000000000000000000000000000000000000</text:p>
          </table:table-cell>
          <table:table-cell office:value-type="string" calcext:value-type="string">
            <text:p>elliptic,lance,ob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green,maroon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10000000" calcext:value-type="float">
            <text:p>10000010000000</text:p>
          </table:table-cell>
          <table:table-cell office:value-type="string" calcext:value-type="string">
            <text:p>secondary vegetation,river-ban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bartlingianum 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ovoid,winged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labr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 office:value-type="string" calcext:value-type="string">
            <text:p>no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1E+042" calcext:value-type="float">
            <text:p>1000100000000000000000000000000000000000000</text:p>
          </table:table-cell>
          <table:table-cell office:value-type="string" calcext:value-type="string">
            <text:p>elliptic,oblong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coriaceous,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bolivaran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 office:value-type="string" calcext:value-type="string">
            <text:p>lanceolat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Piper brasiliense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uberu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5" calcext:value-type="float">
            <text:p>1000000000000000000000000000000000000000000000</text:p>
          </table:table-cell>
          <table:table-cell office:value-type="string" calcext:value-type="string">
            <text:p>subreniform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 office:value-type="string" calcext:value-type="string">
            <text:p>elliptic,subob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iper brownsbergense </text:p>
          </table:table-cell>
          <table:table-cell office:value-type="float" office:value="1E+069" calcext:value-type="float">
            <text:p>1000000000000000000000000000000000000000000000000000000000000000000000</text:p>
          </table:table-cell>
          <table:table-cell office:value-type="string" calcext:value-type="string">
            <text:p>depressed-globos,obovoid,stylo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api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.1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triangular,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000" calcext:value-type="float">
            <text:p>10000001000</text:p>
          </table:table-cell>
          <table:table-cell office:value-type="string" calcext:value-type="string">
            <text:p>glabrescent,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subcordat,cuneat,obtu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olate,oblong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000" calcext:value-type="float">
            <text:p>100000001000</text:p>
          </table:table-cell>
          <table:table-cell office:value-type="string" calcext:value-type="string">
            <text:p>hairs,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cernuum </text:p>
          </table:table-cell>
          <table:table-cell office:value-type="float" office:value="1E+037" calcext:value-type="float">
            <text:p>10000000000000000000000000000000000000</text:p>
          </table:table-cell>
          <table:table-cell office:value-type="string" calcext:value-type="string">
            <text:p>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yellow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ciliomarginat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acut,subcorda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Piper consanguine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green,white,yellow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brown,gree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000001E+056" calcext:value-type="float">
            <text:p>100000000000001000000000000000000000000000000000000000000</text:p>
          </table:table-cell>
          <table:table-cell office:value-type="string" calcext:value-type="string">
            <text:p>elliptic,lanceolate,ob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swamp,late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iper coruscans 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 office:value-type="string" calcext:value-type="string">
            <text:p>angular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green,grey,yellow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,trunc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01E+073" calcext:value-type="float">
            <text:p>10000000001000000000000000000000000000000000000000000000000000000000000000</text:p>
          </table:table-cell>
          <table:table-cell office:value-type="string" calcext:value-type="string">
            <text:p>suborbiculate,ovat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110" calcext:value-type="float">
            <text:p>100000000000110</text:p>
          </table:table-cell>
          <table:table-cell office:value-type="string" calcext:value-type="string">
            <text:p>rock,swamp,m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1000000" calcext:value-type="float">
            <text:p>111000000</text:p>
          </table:table-cell>
          <table:table-cell office:value-type="string" calcext:value-type="string">
            <text:p>brown,red,white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iper crassinervium 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,trunc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cyrtopodum 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round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olate,oblong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000" calcext:value-type="float">
            <text:p>10000001000</text:p>
          </table:table-cell>
          <table:table-cell office:value-type="string" calcext:value-type="string">
            <text:p>glabrescent,pil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000" calcext:value-type="float">
            <text:p>100000001000</text:p>
          </table:table-cell>
          <table:table-cell office:value-type="string" calcext:value-type="string">
            <text:p>hairs,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m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demeraran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green,white,yellow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01E+055" calcext:value-type="float">
            <text:p>10000000000010000000000000000000000000000000000000000000</text:p>
          </table:table-cell>
          <table:table-cell office:value-type="string" calcext:value-type="string">
            <text:p>auriculat,cord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1E+042" calcext:value-type="float">
            <text:p>1000000001000000000000000000000000000000000</text:p>
          </table:table-cell>
          <table:table-cell office:value-type="string" calcext:value-type="string">
            <text:p>elliptic,oblanceolate</text:p>
          </table:table-cell>
          <table:table-cell office:value-type="float" office:value="1000010000001" calcext:value-type="float">
            <text:p>1000010000001</text:p>
          </table:table-cell>
          <table:table-cell office:value-type="string" calcext:value-type="string">
            <text:p>subcoriaceous,membranous,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000000000" calcext:value-type="float">
            <text:p>11000000000</text:p>
          </table:table-cell>
          <table:table-cell office:value-type="string" calcext:value-type="string">
            <text:p>sandston,dense fo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20" calcext:value-type="float">
            <text:p>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Piper dilatat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white,yel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orda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 office:value-type="string" calcext:value-type="string">
            <text:p>elliptic,subobovat,rhombic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divaricatum </text:p>
          </table:table-cell>
          <table:table-cell office:value-type="float" office:value="1E+037" calcext:value-type="float">
            <text:p>10000000000000000000000000000000000000</text:p>
          </table:table-cell>
          <table:table-cell office:value-type="string" calcext:value-type="string">
            <text:p>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cand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1E+018" calcext:value-type="float">
            <text:p>1100000000000000000</text:p>
          </table:table-cell>
          <table:table-cell office:value-type="string" calcext:value-type="string">
            <text:p>green,whitish,yello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rhombic</text:p>
          </table:table-cell>
          <table:table-cell office:value-type="float" office:value="1000001000000" calcext:value-type="float">
            <text:p>1000001000000</text:p>
          </table:table-cell>
          <table:table-cell office:value-type="string" calcext:value-type="string">
            <text:p>coriaceous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reticulat,v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100" calcext:value-type="float">
            <text:p>1000000000100</text:p>
          </table:table-cell>
          <table:table-cell office:value-type="string" calcext:value-type="string">
            <text:p>riverine forest,sw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duckei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31" calcext:value-type="float">
            <text:p>10000000000000000000000000000000</text:p>
          </table:table-cell>
          <table:table-cell office:value-type="string" calcext:value-type="string">
            <text:p>linear,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70" calcext:value-type="float">
            <text:p>10000100000000000000000000000000000000000000000000000000000000000000000</text:p>
          </table:table-cell>
          <table:table-cell office:value-type="string" calcext:value-type="string">
            <text:p>subacut,rounded</text:p>
          </table:table-cell>
          <table:table-cell office:value-type="float" office:value="100000100" calcext:value-type="float">
            <text:p>100000100</text:p>
          </table:table-cell>
          <table:table-cell office:value-type="string" calcext:value-type="string">
            <text:p>glabrous,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asymmetrical,elliptic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dense fo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dumosum </text:p>
          </table:table-cell>
          <table:table-cell office:value-type="float" office:value="1.00000001E+037" calcext:value-type="float">
            <text:p>10000000100000000000000000000000000000</text:p>
          </table:table-cell>
          <table:table-cell office:value-type="string" calcext:value-type="string">
            <text:p>obovoi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,reddish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9" calcext:value-type="float">
            <text:p>10000000000100000000</text:p>
          </table:table-cell>
          <table:table-cell office:value-type="string" calcext:value-type="string">
            <text:p>green,white,yellowis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acut,subcordat,truncat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,ov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16" calcext:value-type="float">
            <text:p>10000100000000000</text:p>
          </table:table-cell>
          <table:table-cell office:value-type="string" calcext:value-type="string">
            <text:p>hairs,vill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100" calcext:value-type="float">
            <text:p>1000000100</text:p>
          </table:table-cell>
          <table:table-cell office:value-type="string" calcext:value-type="string">
            <text:p>dense forest,sw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eucalyptifoli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 office:value-type="string" calcext:value-type="string">
            <text:p>lanceolat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dense fo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Piper fanshawei </text:p>
          </table:table-cell>
          <table:table-cell office:value-type="float" office:value="1E+037" calcext:value-type="float">
            <text:p>10000000000000000000000000000000000000</text:p>
          </table:table-cell>
          <table:table-cell office:value-type="string" calcext:value-type="string">
            <text:p>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24" calcext:value-type="float">
            <text:p>1000000000000000000000000</text:p>
          </table:table-cell>
          <table:table-cell office:value-type="string" calcext:value-type="string">
            <text:p>fili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01E+042" calcext:value-type="float">
            <text:p>1000100000000000000000000000000000000000000</text:p>
          </table:table-cell>
          <table:table-cell office:value-type="string" calcext:value-type="string">
            <text:p>elliptic,oblong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Piper flexuos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,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elliptic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fuligineum </text:p>
          </table:table-cell>
          <table:table-cell office:value-type="float" office:value="1.00000000001E+040" calcext:value-type="float">
            <text:p>10000000000100000000000000000000000000000</text:p>
          </table:table-cell>
          <table:table-cell office:value-type="string" calcext:value-type="string">
            <text:p>globos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ciliat,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yellow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3" calcext:value-type="float">
            <text:p>10000000000000000000000000000000000000000000</text:p>
          </table:table-cell>
          <table:table-cell office:value-type="string" calcext:value-type="string">
            <text:p>cordat</text:p>
          </table:table-cell>
          <table:table-cell office:value-type="float" office:value="10000100000000" calcext:value-type="float">
            <text:p>10000100000000</text:p>
          </table:table-cell>
          <table:table-cell office:value-type="string" calcext:value-type="string">
            <text:p>hirsut,lepid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iper glabrescens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api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iper guianens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crambl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ucullat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24" calcext:value-type="float">
            <text:p>1000000000000000000000000</text:p>
          </table:table-cell>
          <table:table-cell office:value-type="string" calcext:value-type="string">
            <text:p>filif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70" calcext:value-type="float">
            <text:p>10000100000000000000000000000000000000000000000000000000000000000000000</text:p>
          </table:table-cell>
          <table:table-cell office:value-type="string" calcext:value-type="string">
            <text:p>subacut,obtus,rounded,truncat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hirtilimbu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round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68" calcext:value-type="float">
            <text:p>100000000000000000000000000000000000000000000000000000000000000000000</text:p>
          </table:table-cell>
          <table:table-cell office:value-type="string" calcext:value-type="string">
            <text:p>elliptic,oblong,ob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0" calcext:value-type="float">
            <text:p>100100000000</text:p>
          </table:table-cell>
          <table:table-cell office:value-type="string" calcext:value-type="string">
            <text:p>hairs,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dense fo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hispidum </text:p>
          </table:table-cell>
          <table:table-cell office:value-type="float" office:value="1.01E+072" calcext:value-type="float">
            <text:p>1010000000000000000000000000000000000000000000000000000000000000000000000</text:p>
          </table:table-cell>
          <table:table-cell office:value-type="string" calcext:value-type="string">
            <text:p>oblongoid,rounde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cramb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000001" calcext:value-type="float">
            <text:p>100000100000001</text:p>
          </table:table-cell>
          <table:table-cell office:value-type="string" calcext:value-type="string">
            <text:p>cream,green,whit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,grey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y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uneat,obliqu,rounded</text:p>
          </table:table-cell>
          <table:table-cell office:value-type="float" office:value="10000100000000" calcext:value-type="float">
            <text:p>10000100000000</text:p>
          </table:table-cell>
          <table:table-cell office:value-type="string" calcext:value-type="string">
            <text:p>hirsut,lepid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000000" calcext:value-type="float">
            <text:p>10100000000</text:p>
          </table:table-cell>
          <table:table-cell office:value-type="string" calcext:value-type="string">
            <text:p>glabrescent,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10001E+022" calcext:value-type="float">
            <text:p>10000000010001000000000</text:p>
          </table:table-cell>
          <table:table-cell office:value-type="string" calcext:value-type="string">
            <text:p>creek,dense forest,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hostmannian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glabrous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1E+018" calcext:value-type="float">
            <text:p>1000000000100000000</text:p>
          </table:table-cell>
          <table:table-cell office:value-type="string" calcext:value-type="string">
            <text:p>white,yellow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acut,subcordat,obtus,round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labrous,appressed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ascending,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humistrat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b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8" calcext:value-type="float">
            <text:p>1001000000000000000</text:p>
          </table:table-cell>
          <table:table-cell office:value-type="string" calcext:value-type="string">
            <text:p>green,ros,yel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1E+015" calcext:value-type="float">
            <text:p>1001000000000000</text:p>
          </table:table-cell>
          <table:table-cell office:value-type="string" calcext:value-type="string">
            <text:p>acu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liqu,rounded</text:p>
          </table:table-cell>
          <table:table-cell office:value-type="float" office:value="1.00000000000001E+016" calcext:value-type="float">
            <text:p>10000000000000100</text:p>
          </table:table-cell>
          <table:table-cell office:value-type="string" calcext:value-type="string">
            <text:p>glabrous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elliptic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16" calcext:value-type="float">
            <text:p>10000100000000000</text:p>
          </table:table-cell>
          <table:table-cell office:value-type="string" calcext:value-type="string">
            <text:p>hairs,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iper hymenophyllum </text:p>
          </table:table-cell>
          <table:table-cell office:value-type="float" office:value="1.001E+040" calcext:value-type="float">
            <text:p>10010000000000000000000000000000000000000</text:p>
          </table:table-cell>
          <table:table-cell office:value-type="string" calcext:value-type="string">
            <text:p>globos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 office:value-type="string" calcext:value-type="string">
            <text:p>subob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3" calcext:value-type="float">
            <text:p>10000000000000000000000000000000000000000000</text:p>
          </table:table-cell>
          <table:table-cell office:value-type="string" calcext:value-type="string">
            <text:p>cordat,obtus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epin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42" calcext:value-type="float">
            <text:p>1000000000000000000000000000000000000000000</text:p>
          </table:table-cell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hairs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inaequale </text:p>
          </table:table-cell>
          <table:table-cell office:value-type="float" office:value="1.0001E+041" calcext:value-type="float">
            <text:p>100010000000000000000000000000000000000000</text:p>
          </table:table-cell>
          <table:table-cell office:value-type="string" calcext:value-type="string">
            <text:p>flattened,obovoid,separa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api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 office:value-type="string" calcext:value-type="string">
            <text:p>lanceolate,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,asymmetr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cordat,obtus,rounded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minutely pubesc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iper insipiens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green,yellowi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cand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6" calcext:value-type="float">
            <text:p>100000000000000000000000000</text:p>
          </table:table-cell>
          <table:table-cell office:value-type="string" calcext:value-type="string">
            <text:p>triang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9" calcext:value-type="float">
            <text:p>10000000000100000000</text:p>
          </table:table-cell>
          <table:table-cell office:value-type="string" calcext:value-type="string">
            <text:p>green,grey,white,yellowish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yellowish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,rhombic</text:p>
          </table:table-cell>
          <table:table-cell office:value-type="float" office:value="1000000001000" calcext:value-type="float">
            <text:p>1000000001000</text:p>
          </table:table-cell>
          <table:table-cell office:value-type="string" calcext:value-type="string">
            <text:p>fleshy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 office:value-type="string" calcext:value-type="string">
            <text:p>ang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001E+019" calcext:value-type="float">
            <text:p>10000000000001000000</text:p>
          </table:table-cell>
          <table:table-cell office:value-type="string" calcext:value-type="string">
            <text:p>brown,reddish,yellow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marginat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,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10000000" calcext:value-type="float">
            <text:p>1000010000000</text:p>
          </table:table-cell>
          <table:table-cell office:value-type="string" calcext:value-type="string">
            <text:p>erect,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3" calcext:value-type="float">
            <text:p>10000000000000000000000000000000000000000000</text:p>
          </table:table-cell>
          <table:table-cell office:value-type="string" calcext:value-type="string">
            <text:p>cordat</text:p>
          </table:table-cell>
          <table:table-cell office:value-type="float" office:value="10001000000" calcext:value-type="float">
            <text:p>10001000000</text:p>
          </table:table-cell>
          <table:table-cell office:value-type="string" calcext:value-type="string">
            <text:p>glabrescent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01E+073" calcext:value-type="float">
            <text:p>10010000000000000000000000000000000000000000000000000000000000000000000000</text:p>
          </table:table-cell>
          <table:table-cell office:value-type="string" calcext:value-type="string">
            <text:p>ovat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nigrispic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reddish,yell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1" calcext:value-type="float">
            <text:p>10000000001</text:p>
          </table:table-cell>
          <table:table-cell office:value-type="string" calcext:value-type="string">
            <text:p>black,green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per nigr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black,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crambl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5" calcext:value-type="float">
            <text:p>100000000000000000000000000000000000000000000000000000000000000000</text:p>
          </table:table-cell>
          <table:table-cell office:value-type="string" calcext:value-type="string">
            <text:p>subacu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E+035" calcext:value-type="float">
            <text:p>100100000000000000000000000000000000</text:p>
          </table:table-cell>
          <table:table-cell office:value-type="string" calcext:value-type="string">
            <text:p>flat,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reticulat,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obliqu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flattened,oblongoid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17" calcext:value-type="float">
            <text:p>100000100000000000</text:p>
          </table:table-cell>
          <table:table-cell office:value-type="string" calcext:value-type="string">
            <text:p>glabrous,hair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ucullat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dish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brown,gre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iper paramaribense </text:p>
          </table:table-cell>
          <table:table-cell office:value-type="float" office:value="1.001E+040" calcext:value-type="float">
            <text:p>10010000000000000000000000000000000000000</text:p>
          </table:table-cell>
          <table:table-cell office:value-type="string" calcext:value-type="string">
            <text:p>globos,ob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31" calcext:value-type="float">
            <text:p>10000000000000000000000000000000</text:p>
          </table:table-cell>
          <table:table-cell office:value-type="string" calcext:value-type="string">
            <text:p>lin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il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" calcext:value-type="float">
            <text:p>100000100</text:p>
          </table:table-cell>
          <table:table-cell office:value-type="string" calcext:value-type="string">
            <text:p>glabrous,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yel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cunea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101E+042" calcext:value-type="float">
            <text:p>1000101000000000000000000000000000000000000</text:p>
          </table:table-cell>
          <table:table-cell office:value-type="string" calcext:value-type="string">
            <text:p>elliptic,lance,oblong</text:p>
          </table:table-cell>
          <table:table-cell office:value-type="float" office:value="1100001000010" calcext:value-type="float">
            <text:p>1100001000010</text:p>
          </table:table-cell>
          <table:table-cell office:value-type="string" calcext:value-type="string">
            <text:p>bullat,coriaceous,membranous,smooth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Piper peltat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len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xillary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4" calcext:value-type="float">
            <text:p>100000000000000000000000000000000000000000000000000000000000000000000000000</text:p>
          </table:table-cell>
          <table:table-cell office:value-type="string" calcext:value-type="string">
            <text:p>pelt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cordat,rounded</text:p>
          </table:table-cell>
          <table:table-cell office:value-type="float" office:value="100000000100" calcext:value-type="float">
            <text:p>100000000100</text:p>
          </table:table-cell>
          <table:table-cell office:value-type="string" calcext:value-type="string">
            <text:p>glabrous,hai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E+067" calcext:value-type="float">
            <text:p>10000000000000000000000000000000000000000000000000000000000000000000</text:p>
          </table:table-cell>
          <table:table-cell office:value-type="string" calcext:value-type="string">
            <text:p>wing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perstipulare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ovoid,trigonous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verrucu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5" calcext:value-type="float">
            <text:p>10000000000000000000000000</text:p>
          </table:table-cell>
          <table:table-cell office:value-type="string" calcext:value-type="string">
            <text:p>subtriang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5" calcext:value-type="float">
            <text:p>1000000000000000</text:p>
          </table:table-cell>
          <table:table-cell office:value-type="string" calcext:value-type="string">
            <text:p>ciliol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ascending,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Piper phytolaccifolium </text:p>
          </table:table-cell>
          <table:table-cell office:value-type="float" office:value="1E+040" calcext:value-type="float">
            <text:p>10000000000000000000000000000000000000000</text:p>
          </table:table-cell>
          <table:table-cell office:value-type="string" calcext:value-type="string">
            <text:p>glob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10000000" calcext:value-type="float">
            <text:p>1000010000000</text:p>
          </table:table-cell>
          <table:table-cell office:value-type="string" calcext:value-type="string">
            <text:p>membranous,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piscatorum </text:p>
          </table:table-cell>
          <table:table-cell office:value-type="float" office:value="1.1E+041" calcext:value-type="float">
            <text:p>110000000000000000000000000000000000000000</text:p>
          </table:table-cell>
          <table:table-cell office:value-type="string" calcext:value-type="string">
            <text:p>globos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10" calcext:value-type="float">
            <text:p>10000000010</text:p>
          </table:table-cell>
          <table:table-cell office:value-type="string" calcext:value-type="string">
            <text:p>glabrescent,papillos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tri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1E+070" calcext:value-type="float">
            <text:p>10000100000000000000000000000000000000000000000000000000000000000000000</text:p>
          </table:table-cell>
          <table:table-cell office:value-type="string" calcext:value-type="string">
            <text:p>subacu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coriace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h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Piper poiteanum </text:p>
          </table:table-cell>
          <table:table-cell office:value-type="float" office:value="1.00000000001E+040" calcext:value-type="float">
            <text:p>10000000000100000000000000000000000000000</text:p>
          </table:table-cell>
          <table:table-cell office:value-type="string" calcext:value-type="string">
            <text:p>globos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 office:value-type="string" calcext:value-type="string">
            <text:p>cucul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8" calcext:value-type="float">
            <text:p>1000000000000000000</text:p>
          </table:table-cell>
          <table:table-cell office:value-type="string" calcext:value-type="string">
            <text:p>green,yellow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triat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glabresc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blong,ovat</text:p>
          </table:table-cell>
          <table:table-cell office:value-type="float" office:value="1000010000000" calcext:value-type="float">
            <text:p>1000010000000</text:p>
          </table:table-cell>
          <table:table-cell office:value-type="string" calcext:value-type="string">
            <text:p>membranous,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E+035" calcext:value-type="float">
            <text:p>100100000000000000000000000000000000</text:p>
          </table:table-cell>
          <table:table-cell office:value-type="string" calcext:value-type="string">
            <text:p>flat,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iper pulleanum </text:p>
          </table:table-cell>
          <table:table-cell office:value-type="float" office:value="1.00000001E+037" calcext:value-type="float">
            <text:p>10000000100000000000000000000000000000</text:p>
          </table:table-cell>
          <table:table-cell office:value-type="string" calcext:value-type="string">
            <text:p>obovoid,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10" calcext:value-type="float">
            <text:p>1000000000010</text:p>
          </table:table-cell>
          <table:table-cell office:value-type="string" calcext:value-type="string">
            <text:p>hispidulous,papill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000001E+019" calcext:value-type="float">
            <text:p>10000000000100000000</text:p>
          </table:table-cell>
          <table:table-cell office:value-type="string" calcext:value-type="string">
            <text:p>white,yellowis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,grey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subcordat,obt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bullat,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rown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iper remotinervium </text:p>
          </table:table-cell>
          <table:table-cell office:value-type="float" office:value="1E+029" calcext:value-type="float">
            <text:p>100000000000000000000000000000</text:p>
          </table:table-cell>
          <table:table-cell office:value-type="string" calcext:value-type="string">
            <text:p>trigon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100000001" calcext:value-type="float">
            <text:p>100000100000001</text:p>
          </table:table-cell>
          <table:table-cell office:value-type="string" calcext:value-type="string">
            <text:p>cream,green,whit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4" calcext:value-type="float">
            <text:p>10000000000000000000000000000000000000000000000000000000000000000</text:p>
          </table:table-cell>
          <table:table-cell office:value-type="string" calcext:value-type="string">
            <text:p>subcordat,obt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iper reticulatum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,obovoid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glabrous,puberulous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100000001" calcext:value-type="float">
            <text:p>100000001</text:p>
          </table:table-cell>
          <table:table-cell office:value-type="string" calcext:value-type="string">
            <text:p>green,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cand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glabrous,puberu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glabrous,puberu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10" calcext:value-type="float">
            <text:p>100000010</text:p>
          </table:table-cell>
          <table:table-cell office:value-type="string" calcext:value-type="string">
            <text:p>grey,whit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,ac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ovat</text:p>
          </table:table-cell>
          <table:table-cell office:value-type="float" office:value="1000100000000" calcext:value-type="float">
            <text:p>1000100000000</text:p>
          </table:table-cell>
          <table:table-cell office:value-type="string" calcext:value-type="string">
            <text:p>chartaceous,membran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E+032" calcext:value-type="float">
            <text:p>100000000000000000000000000000000</text:p>
          </table:table-cell>
          <table:table-cell office:value-type="string" calcext:value-type="string">
            <text:p>palmate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" calcext:value-type="float">
            <text:p>100000000000</text:p>
          </table:table-cell>
          <table:table-cell office:value-type="string" calcext:value-type="string">
            <text:p>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9" calcext:value-type="float">
            <text:p>10000000000000000000</text:p>
          </table:table-cell>
          <table:table-cell office:value-type="string" calcext:value-type="string">
            <text:p><text:s/>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Piper rudgeanum 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o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l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" calcext:value-type="float">
            <text:p>10000000000</text:p>
          </table:table-cell>
          <table:table-cell office:value-type="string" calcext:value-type="string">
            <text:p>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recurv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lance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E+035" calcext:value-type="float">
            <text:p>100000000000000000000000000000000000</text:p>
          </table:table-cell>
          <table:table-cell office:value-type="string" calcext:value-type="string">
            <text:p>f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rupununianum </text:p>
          </table:table-cell>
          <table:table-cell office:value-type="float" office:value="1.01E+029" calcext:value-type="float">
            <text:p>101000000000000000000000000000</text:p>
          </table:table-cell>
          <table:table-cell office:value-type="string" calcext:value-type="string">
            <text:p>trigonous,obpyramid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" calcext:value-type="float">
            <text:p>10010000000</text:p>
          </table:table-cell>
          <table:table-cell office:value-type="string" calcext:value-type="string">
            <text:p>erect,pende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acu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1E+042" calcext:value-type="float">
            <text:p>1000100000000000000000000000000000000000000</text:p>
          </table:table-cell>
          <table:table-cell office:value-type="string" calcext:value-type="string">
            <text:p>elliptic,obl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ascending,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rock,sha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Piper salicifolium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65" calcext:value-type="float">
            <text:p>100000000000000000000000000000000000000000000000000000000000000000</text:p>
          </table:table-cell>
          <table:table-cell office:value-type="string" calcext:value-type="string">
            <text:p>subacut,obtus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cilia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vi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trichoneuron </text:p>
          </table:table-cell>
          <table:table-cell office:value-type="float" office:value="1E+072" calcext:value-type="float">
            <text:p>1000000000000000000000000000000000000000000000000000000000000000000000000</text:p>
          </table:table-cell>
          <table:table-cell office:value-type="string" calcext:value-type="string">
            <text:p>oblong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000001E+015" calcext:value-type="float">
            <text:p>1000000000010000</text:p>
          </table:table-cell>
          <table:table-cell office:value-type="string" calcext:value-type="string">
            <text:p>obtus,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0100" calcext:value-type="float">
            <text:p>10000000000100</text:p>
          </table:table-cell>
          <table:table-cell office:value-type="string" calcext:value-type="string">
            <text:p>pink,reddish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orange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00001E+070" calcext:value-type="float">
            <text:p>10000010000000000000000000000000000000000000000000000000000000000000000</text:p>
          </table:table-cell>
          <table:table-cell office:value-type="string" calcext:value-type="string">
            <text:p>subcordat,cuneat,obtus,round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blong,ova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riace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tuberculatum 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l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ubercula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obtus,rou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70" calcext:value-type="float">
            <text:p>10000000000000000000000000000000000000000000000000000000000000000000000</text:p>
          </table:table-cell>
          <table:table-cell office:value-type="string" calcext:value-type="string">
            <text:p>acut,cordat,obtus,rounded</text:p>
          </table:table-cell>
          <table:table-cell office:value-type="float" office:value="1E+017" calcext:value-type="float">
            <text:p>100000000000000000</text:p>
          </table:table-cell>
          <table:table-cell office:value-type="string" calcext:value-type="string">
            <text:p>glabrous,minutely pubes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73" calcext:value-type="float">
            <text:p>10000000000000000000000000000000000000000000000000000000000000000000000000</text:p>
          </table:table-cell>
          <table:table-cell office:value-type="string" calcext:value-type="string">
            <text:p>elliptic,ov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uber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0000" calcext:value-type="float">
            <text:p>10001000000</text:p>
          </table:table-cell>
          <table:table-cell office:value-type="string" calcext:value-type="string">
            <text:p>glabrescent,puberul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per wachenheimii </text:p>
          </table:table-cell>
          <table:table-cell office:value-type="float" office:value="1.1001E+041" calcext:value-type="float">
            <text:p>110010000000000000000000000000000000000000</text:p>
          </table:table-cell>
          <table:table-cell office:value-type="string" calcext:value-type="string">
            <text:p>globos,obovoid,sepa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irtell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c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ss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E+016" calcext:value-type="float">
            <text:p>10000000000000000</text:p>
          </table:table-cell>
          <table:table-cell office:value-type="string" calcext:value-type="string">
            <text:p>shrub,treelet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 office:value-type="string" calcext:value-type="string">
            <text:p>nod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20" calcext:value-type="float">
            <text:p>100000000000000000000</text:p>
          </table:table-cell>
          <table:table-cell office:value-type="string" calcext:value-type="string">
            <text:p>ap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brown,pinkish,reddis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4" calcext:value-type="float">
            <text:p>100000000000000000000000000000000000000000000</text:p>
          </table:table-cell>
          <table:table-cell office:value-type="string" calcext:value-type="string">
            <text:p>acumi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 office:value-type="string" calcext:value-type="string">
            <text:p>acut,cune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brous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erec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.000001E+042" calcext:value-type="float">
            <text:p>1000001000000000000000000000000000000000000</text:p>
          </table:table-cell>
          <table:table-cell office:value-type="string" calcext:value-type="string">
            <text:p>elliptic,lance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scabrou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icul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100000000" calcext:value-type="float">
            <text:p>100100000000</text:p>
          </table:table-cell>
          <table:table-cell office:value-type="string" calcext:value-type="string">
            <text:p>hairs,hirs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brown,reddis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00000000000" calcext:value-type="float">
            <text:p>10000000000000</text:p>
          </table:table-cell>
          <table:table-cell office:value-type="string" calcext:value-type="string">
            <text:p>secondary vege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64" meta:object-count="0"/>
    <meta:generator>LibreOffice/4.2.7.2$Linux_X86_64 LibreOffice_project/420m0$Build-2</meta:generator>
  </office:meta>
</office:document-meta>
</file>